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"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667cm" fo:min-width="3.25c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25cm" fo:min-width="7.2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974cm" svg:height="5.27cm" draw:transform="skewX (5.066607711081E-017) rotate (0.463733982254893) translate (6.63538201312217cm 17.9717016764433cm)" svg:viewBox="0 0 6975 5271" svg:d="M1770 78c1337 679 886 3817 3577 5143 896 443 2223-2223 1334-2668-1866-933-3801 1453-6253 208-1136-577 227-3248 1342-2683z">
          <text:p/>
        </draw:path>
        <draw:frame draw:style-name="gr2" draw:text-style-name="P2" draw:layer="layout" svg:width="2cm" svg:height="0.962cm" draw:transform="rotate (-1.0168288222119) translate (12.633cm 3.416cm)">
          <draw:text-box>
            <text:p>Time</text:p>
          </draw:text-box>
        </draw:frame>
        <draw:frame draw:style-name="gr2" draw:text-style-name="P2" draw:layer="layout" svg:width="2.5cm" svg:height="0.962cm" svg:x="9.25cm" svg:y="7.75cm">
          <draw:text-box>
            <text:p>Scope</text:p>
          </draw:text-box>
        </draw:frame>
        <draw:frame draw:style-name="gr2" draw:text-style-name="P2" draw:layer="layout" svg:width="2cm" svg:height="0.962cm" draw:transform="rotate (0.974068255538035) translate (7.25cm 4.942cm)">
          <draw:text-box>
            <text:p>Cost</text:p>
          </draw:text-box>
        </draw:frame>
        <draw:frame draw:style-name="gr3" draw:text-style-name="P2" draw:layer="layout" svg:width="3cm" svg:height="1.673cm" svg:x="9.25cm" svg:y="5.25cm">
          <draw:text-box>
            <text:p>Quality</text:p>
            <text:p/>
          </draw:text-box>
        </draw:frame>
        <draw:custom-shape draw:style-name="gr4" draw:text-style-name="P1" draw:layer="layout" svg:width="7.5cm" svg:height="5.75cm" svg:x="6.75cm" svg:y="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7.75cm" svg:height="8.5cm" svg:x="7cm" svg:y="1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85cm" svg:y1="22.5cm" svg:x2="10.85cm" svg:y2="15.75cm">
          <text:p/>
        </draw:line>
        <draw:line draw:style-name="gr6" draw:text-style-name="P1" draw:layer="layout" svg:x1="7.35cm" svg:y1="19.15cm" svg:x2="14.35cm" svg:y2="19.15cm">
          <text:p/>
        </draw:line>
        <draw:frame draw:style-name="gr7" draw:text-style-name="P2" draw:layer="layout" svg:width="3.25cm" svg:height="1cm" svg:x="3.5cm" svg:y="18.65cm">
          <draw:text-box>
            <text:p>Left Pole</text:p>
          </draw:text-box>
        </draw:frame>
        <draw:frame draw:style-name="gr2" draw:text-style-name="P2" draw:layer="layout" svg:width="3.75cm" svg:height="0.962cm" svg:x="15cm" svg:y="18.638cm">
          <draw:text-box>
            <text:p>Right Pole</text:p>
          </draw:text-box>
        </draw:frame>
        <draw:frame draw:style-name="gr8" draw:text-style-name="P2" draw:layer="layout" svg:width="3.75cm" svg:height="2.5cm" svg:x="7.25cm" svg:y="15.45cm">
          <draw:text-box>
            <text:p><text:span text:style-name="T1">Positive results from focus on left pole</text:span></text:p>
          </draw:text-box>
        </draw:frame>
        <draw:frame draw:style-name="gr8" draw:text-style-name="P2" draw:layer="layout" svg:width="3.75cm" svg:height="2.5cm" svg:x="11cm" svg:y="15.45cm">
          <draw:text-box>
            <text:p><text:span text:style-name="T1">Positive results from focus on right pole</text:span></text:p>
          </draw:text-box>
        </draw:frame>
        <draw:frame draw:style-name="gr8" draw:text-style-name="P2" draw:layer="layout" svg:width="3.75cm" svg:height="3.557cm" svg:x="7.25cm" svg:y="19.5cm">
          <draw:text-box>
            <text:p><text:span text:style-name="T1">Negative results from over-focus on left pole to the neglect of right pole</text:span></text:p>
          </draw:text-box>
        </draw:frame>
        <draw:frame draw:style-name="gr8" draw:text-style-name="P2" draw:layer="layout" svg:width="3.75cm" svg:height="3.557cm" svg:x="11cm" svg:y="19.443cm">
          <draw:text-box>
            <text:p><text:span text:style-name="T1">Negative results from over-focus on right pole to the neglect of left pole</text:span></text:p>
          </draw:text-box>
        </draw:frame>
        <draw:frame draw:style-name="gr2" draw:text-style-name="P2" draw:layer="layout" svg:width="5.5cm" svg:height="0.962cm" svg:x="8.1cm" svg:y="14cm">
          <draw:text-box>
            <text:p>Positive Outcome</text:p>
          </draw:text-box>
        </draw:frame>
        <draw:frame draw:style-name="gr7" draw:text-style-name="P2" draw:layer="layout" svg:width="6cm" svg:height="1cm" svg:x="7.8cm" svg:y="23.5cm">
          <draw:text-box>
            <text:p>Negative Outcom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6T11:54:39.498174849</meta:creation-date>
    <dc:date>2022-10-16T12:23:23.016384721</dc:date>
    <meta:editing-duration>PT6M50S</meta:editing-duration>
    <meta:editing-cycles>3</meta:editing-cycles>
    <meta:generator>LibreOffice/7.1.8.1$Linux_X86_64 LibreOffice_project/10$Build-1</meta:generator>
    <meta:document-statistic meta:object-count="17"/>
  </office:meta>
</office:document-meta>
</file>